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paragraph-rsid="006dc610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text-line-through-style="none" style:text-line-through-type="none" style:font-name="DejaVu Sans Condensed" fo:font-weight="bold" officeooo:rsid="0035db3e" officeooo:paragraph-rsid="006dc610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79c95" officeooo:paragraph-rsid="00679c95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f72b9" officeooo:paragraph-rsid="006f72b9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4f2e8c" officeooo:paragraph-rsid="004f2e8c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70dba6" officeooo:paragraph-rsid="0070dba6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7d22c" officeooo:paragraph-rsid="0047d22c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61b5" officeooo:paragraph-rsid="0070dba6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6dc610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officeooo:paragraph-rsid="0047d22c"/>
    </style:style>
    <style:style style:name="P13" style:family="paragraph" style:parent-style-name="Table_20_Contents">
      <style:paragraph-properties fo:text-align="start" style:justify-single-word="false"/>
      <style:text-properties style:text-line-through-style="solid" style:text-line-through-type="single" style:font-name="DejaVu Sans Condensed" fo:font-size="12pt" officeooo:rsid="0061655d" officeooo:paragraph-rsid="0077d347" style:font-size-asian="12pt" style:font-size-complex="12pt"/>
    </style:style>
    <style:style style:name="P14" style:family="paragraph" style:parent-style-name="Standard" style:list-style-name="L1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61655d" officeooo:paragraph-rsid="0077d347" style:font-size-asian="12pt" style:font-weight-asian="normal" style:font-size-complex="12pt" style:font-weight-complex="normal"/>
    </style:style>
    <style:style style:name="P15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7d22c" officeooo:paragraph-rsid="00622dc8" style:font-size-asian="12pt" style:font-weight-asian="normal" style:font-size-complex="12pt" style:font-weight-complex="normal"/>
    </style:style>
    <style:style style:name="P16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47d22c" officeooo:paragraph-rsid="0047d22c" style:font-size-asian="12pt" style:font-weight-asian="normal" style:font-size-complex="12pt" style:font-weight-complex="normal"/>
    </style:style>
    <style:style style:name="P17" style:family="paragraph" style:parent-style-name="Standard" style:list-style-name="L5">
      <style:paragraph-properties fo:text-align="start" style:justify-single-word="false"/>
      <style:text-properties style:text-line-through-style="solid" style:text-line-through-type="single" officeooo:paragraph-rsid="0047d22c"/>
    </style:style>
    <style:style style:name="P18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19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79c95" style:font-size-asian="12pt" style:font-weight-asian="normal" style:font-size-complex="12pt" style:font-weight-complex="normal"/>
    </style:style>
    <style:style style:name="P20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21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2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23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f72b9" officeooo:paragraph-rsid="006f72b9" style:font-size-asian="12pt" style:font-weight-asian="normal" style:font-size-complex="12pt" style:font-weight-complex="normal"/>
    </style:style>
    <style:style style:name="P24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c3e54" officeooo:paragraph-rsid="004c3e54" style:font-size-asian="12pt" style:font-weight-asian="normal" style:font-size-complex="12pt" style:font-weight-complex="normal"/>
    </style:style>
    <style:style style:name="P25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caf31" officeooo:paragraph-rsid="006caf31" style:font-size-asian="12pt" style:font-weight-asian="normal" style:font-size-complex="12pt" style:font-weight-complex="normal"/>
    </style:style>
    <style:style style:name="P26" style:family="paragraph" style:parent-style-name="Standard" style:list-style-name="L7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61b5" officeooo:paragraph-rsid="007461b5" style:font-size-asian="12pt" style:font-weight-asian="normal" style:font-size-complex="12pt" style:font-weight-complex="normal"/>
    </style:style>
    <style:style style:name="P27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4f2e8c" style:font-size-asian="12pt" style:font-weight-asian="normal" style:font-size-complex="12pt" style:font-weight-complex="normal"/>
    </style:style>
    <style:style style:name="P28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4f2e8c" officeooo:paragraph-rsid="0076242b" style:font-size-asian="12pt" style:font-weight-asian="normal" style:font-size-complex="12pt" style:font-weight-complex="normal"/>
    </style:style>
    <style:style style:name="P29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6242b" officeooo:paragraph-rsid="0076242b" style:font-size-asian="12pt" style:font-weight-asian="normal" style:font-size-complex="12pt" style:font-weight-complex="normal"/>
    </style:style>
    <style:style style:name="P30" style:family="paragraph" style:parent-style-name="Standard" style:list-style-name="L8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501972" officeooo:paragraph-rsid="00501972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9eb27" officeooo:paragraph-rsid="001c0208" style:font-size-asian="12pt" style:font-weight-asian="normal" style:font-size-complex="12pt" style:font-weight-complex="normal"/>
    </style:style>
    <style:style style:name="T1" style:family="text">
      <style:text-properties officeooo:rsid="0050197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76242b" style:font-weight-asian="bold" style:font-weight-complex="bold"/>
    </style:style>
    <style:style style:name="T4" style:family="text">
      <style:text-properties officeooo:rsid="0062e88c"/>
    </style:style>
    <style:style style:name="T5" style:family="text">
      <style:text-properties officeooo:rsid="006afc4c"/>
    </style:style>
    <style:style style:name="T6" style:family="text">
      <style:text-properties style:font-name="DejaVu Sans Condensed" fo:font-size="12pt" fo:font-weight="bold" officeooo:rsid="00559d63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669b6f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2fddd4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weight="bold" officeooo:rsid="005481ec" style:font-size-asian="12pt" style:font-weight-asian="bold" style:font-size-complex="12pt" style:font-weight-complex="bold"/>
    </style:style>
    <style:style style:name="T10" style:family="text">
      <style:text-properties style:font-name="DejaVu Sans Condensed" fo:font-size="12pt" fo:font-weight="bold" officeooo:rsid="004defa3" style:font-size-asian="12pt" style:font-weight-asian="bold" style:font-size-complex="12pt" style:font-weight-complex="bold"/>
    </style:style>
    <style:style style:name="T11" style:family="text">
      <style:text-properties style:font-name="DejaVu Sans Condensed" fo:font-size="12pt" fo:font-weight="bold" officeooo:rsid="0047d22c" style:font-size-asian="12pt" style:font-weight-asian="bold" style:font-size-complex="12pt" style:font-weight-complex="bold"/>
    </style:style>
    <style:style style:name="T12" style:family="text">
      <style:text-properties style:font-name="DejaVu Sans Condensed" fo:font-size="12pt" fo:font-weight="bold" officeooo:rsid="00499e5c" style:font-size-asian="12pt" style:font-weight-asian="bold" style:font-size-complex="12pt" style:font-weight-complex="bold"/>
    </style:style>
    <style:style style:name="T13" style:family="text">
      <style:text-properties style:font-name="DejaVu Sans Condensed" fo:font-size="12pt" fo:font-weight="bold" officeooo:rsid="0077d347" style:font-size-asian="12pt" style:font-weight-asian="bold" style:font-size-complex="12pt" style:font-weight-complex="bold"/>
    </style:style>
    <style:style style:name="T14" style:family="text">
      <style:text-properties style:font-name="DejaVu Sans Condensed" fo:font-size="12pt" fo:font-weight="bold" officeooo:rsid="007aacc2" style:font-size-asian="12pt" style:font-weight-asian="bold" style:font-size-complex="12pt" style:font-weight-complex="bold"/>
    </style:style>
    <style:style style:name="T15" style:family="text">
      <style:text-properties style:font-name="DejaVu Sans Condensed" fo:font-size="12pt" fo:font-weight="normal" officeooo:rsid="0047d22c" style:font-size-asian="12pt" style:font-weight-asian="normal" style:font-size-complex="12pt" style:font-weight-complex="normal"/>
    </style:style>
    <style:style style:name="T16" style:family="text">
      <style:text-properties style:font-name="DejaVu Sans Condensed" fo:font-size="12pt" fo:font-weight="normal" officeooo:rsid="0064dea4" style:font-size-asian="12pt" style:font-weight-asian="normal" style:font-size-complex="12pt" style:font-weight-complex="normal"/>
    </style:style>
    <style:style style:name="T17" style:family="text">
      <style:text-properties style:font-name="DejaVu Sans Condensed" fo:font-size="12pt" fo:font-weight="normal" officeooo:rsid="0062e88c" style:font-size-asian="12pt" style:font-weight-asian="normal" style:font-size-complex="12pt" style:font-weight-complex="normal"/>
    </style:style>
    <style:style style:name="T18" style:family="text">
      <style:text-properties officeooo:rsid="0035db3e"/>
    </style:style>
    <style:style style:name="T19" style:family="text">
      <style:text-properties officeooo:rsid="006f72b9"/>
    </style:style>
    <style:style style:name="T20" style:family="text">
      <style:text-properties officeooo:rsid="0076242b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">1<text:span text:style-name="T18">xx</text:span> - Controls</text:p>
          </table:table-cell>
          <table:table-cell table:style-name="Table2.B1" office:value-type="string">
            <text:p text:style-name="P2">2xx - Ground</text:p>
          </table:table-cell>
          <table:table-cell table:style-name="Table2.C1" office:value-type="string">
            <text:p text:style-name="P2">3xx - Flight</text:p>
          </table:table-cell>
          <table:table-cell table:style-name="Table2.B1" office:value-type="string">
            <text:p text:style-name="P2">4xx - A2A</text:p>
          </table:table-cell>
          <table:table-cell table:style-name="Table2.B1" office:value-type="string">
            <text:p text:style-name="P2">5xx - A2G</text:p>
          </table:table-cell>
          <table:table-cell table:style-name="Table2.F1" office:value-type="string">
            <text:p text:style-name="P2">6xx - Misc</text:p>
          </table:table-cell>
        </table:table-row>
      </table:table>
      <text:p text:style-name="P11"><text:span text:style-name="T6">3</text:span><text:span text:style-name="T7">0</text:span><text:span text:style-name="T14">3</text:span><text:span text:style-name="T8"> - </text:span><text:span text:style-name="T9">Flight - </text:span><text:span text:style-name="T10">Navigation, Autopilot</text:span></text:p>
      <text:p text:style-name="P31"/>
      <text:p text:style-name="P4">Waypoint<text:span text:style-name="T19">s using Navigation Computer -- AN/ASN-46A -- WIP</text:span></text:p>
      <text:list text:style-name="L2">
        <text:list-item>
          <text:p text:style-name="P18">Navigation computer controls are on WSO right console </text:p>
        </text:list-item>
        <text:list-item>
          <text:p text:style-name="P19">Supports 2 waypoints: TGT1 and TGT2.</text:p>
        </text:list-item>
      </text:list>
      <text:list text:style-name="L3">
        <text:list-item>
          <text:p text:style-name="P20">Set TGT1 location:</text:p>
          <text:list>
            <text:list-item>
              <text:p text:style-name="P20">TODO...</text:p>
            </text:list-item>
          </text:list>
        </text:list-item>
        <text:list-item>
          <text:p text:style-name="P20">Set TGT2 location:</text:p>
          <text:list>
            <text:list-item>
              <text:p text:style-name="P20">TODO...</text:p>
            </text:list-item>
          </text:list>
        </text:list-item>
        <text:list-item>
          <text:p text:style-name="P20">Switch from TGT1 to TGT2:</text:p>
          <text:list>
            <text:list-item>
              <text:p text:style-name="P20">TODO...</text:p>
            </text:list-item>
          </text:list>
        </text:list-item>
      </text:list>
      <text:p text:style-name="P9"/>
      <text:p text:style-name="P5">In-flight inertial navigation fix update</text:p>
      <text:list text:style-name="L4">
        <text:list-item>
          <text:p text:style-name="P21">TODO</text:p>
        </text:list-item>
      </text:list>
      <text:p text:style-name="P3"/>
      <text:p text:style-name="P12"><text:span text:style-name="T11">TACAN </text:span><text:span text:style-name="T12">navigation</text:span><text:span text:style-name="T11"> -- WIP</text:span></text:p>
      <text:list text:style-name="L5">
        <text:list-item>
          <text:p text:style-name="P22">TACAN controls are in both cockpits, right console.</text:p>
        </text:list-item>
        <text:list-item>
          <text:p text:style-name="P22">Max TACAN range is 390 miles for ground stations, 200 miles for air stations.</text:p>
        </text:list-item>
        <text:list-item>
          <text:p text:style-name="P22">Press NAV CMD button to take command in that cockpit. <text:s/>Green light next to button illuminates if you have command.</text:p>
        </text:list-item>
        <text:list-item>
          <text:p text:style-name="P24">Tune TACAN reciever:</text:p>
          <text:list>
            <text:list-item>
              <text:p text:style-name="P15"><text:span text:style-name="T2">Jester</text:span>:<text:span text:style-name="T5"> </text:span>Navigation &gt; TACAN &gt; Tune Tac &gt; <text:span text:style-name="T5">(</text:span>select TACAN unit<text:span text:style-name="T5">)</text:span></text:p>
            </text:list-item>
            <text:list-item>
              <text:p text:style-name="P25">Or in pilot seat, set channel, X/Y, and mode, then <text:span text:style-name="T19">press NAV CMD button to take command</text:span>.</text:p>
            </text:list-item>
            <text:list-item>
              <text:p text:style-name="P22">To receive A/A TACAN, receiver channel must be set to 63 channels above or below transmitting channel, and same X or Y.</text:p>
            </text:list-item>
          </text:list>
        </text:list-item>
        <text:list-item>
          <text:p text:style-name="P17"><text:span text:style-name="T11">Display Mode</text:span><text:span text:style-name="T15"> </text:span><text:span text:style-name="T16">button ... </text:span><text:span text:style-name="T11">CRUISE</text:span><text:span text:style-name="T15"> (</text:span><text:span text:style-name="T11">Mode dial 2</text:span><text:span text:style-name="T15">)</text:span></text:p>
        </text:list-item>
        <text:list-item>
          <text:p text:style-name="P16"><text:span text:style-name="T2">STEER CMD</text:span> buttons ... <text:span text:style-name="T2">TACAN</text:span> (right console bottom)</text:p>
        </text:list-item>
        <text:list-item>
          <text:p text:style-name="P16">HSD shows a triangle on the outside of the compass wheel indicating direction to TACAN station, "+" is <text:span text:style-name="T4">the </text:span>reciprocal. <text:s/>Top left shows range to TACAN station.</text:p>
        </text:list-item>
        <text:list-item>
          <text:p text:style-name="P17"><text:span text:style-name="T17">HSI c</text:span><text:span text:style-name="T15">ompass to right of VDI also shows arrow pointing to TACAN and range in window.</text:span></text:p>
        </text:list-item>
      </text:list>
      <text:p text:style-name="P8"/>
      <text:p text:style-name="P5">VOR navigation</text:p>
      <text:list text:style-name="L6">
        <text:list-item>
          <text:p text:style-name="P23">TODO</text:p>
        </text:list-item>
      </text:list>
      <text:p text:style-name="P9"/>
      <text:p text:style-name="P7">Waypoints from F10 map using Jester<text:span text:style-name="T20"> -- WIP needs verification</text:span></text:p>
      <text:list text:style-name="L7">
        <text:list-item>
          <text:p text:style-name="P26">Add marker to the F10 map, name it whatever you want.</text:p>
        </text:list-item>
        <text:list-item>
          <text:p text:style-name="P26">Jester menu -&gt; Navigation?? -&gt; Map Markers -&gt; select marker by name</text:p>
        </text:list-item>
      </text:list>
      <text:p text:style-name="P10"/>
      <text:p text:style-name="P8"/>
      <text:p text:style-name="P6"><text:span text:style-name="T20">AFCS (a</text:span>utopilot<text:span text:style-name="T20">)</text:span> <text:span text:style-name="T1">and S</text:span><text:span text:style-name="T20">tab Aug</text:span></text:p>
      <text:list text:style-name="L8">
        <text:list-item>
          <text:p text:style-name="P27">To turn on <text:span text:style-name="T20">AFCS</text:span>, <text:span text:style-name="T20">at least the PITCH stab aug must be on, but YAW and ROLL are needed as well for full functionality.</text:span></text:p>
        </text:list-item>
        <text:list-item>
          <text:p text:style-name="P28">Toggle <text:span text:style-name="T3">AFCS </text:span><text:span text:style-name="T2">switch</text:span> with <text:span text:style-name="T3">shift-Trim Hat up</text:span>.<text:span text:style-name="T20"> <text:s/>This engages </text:span><text:span text:style-name="T3">attitude/heading hold</text:span><text:span text:style-name="T20">.</text:span></text:p>
        </text:list-item>
        <text:list-item>
          <text:p text:style-name="P28"><text:span text:style-name="T20">While AFCS engaged, toggle </text:span><text:span text:style-name="T3">altitude hold</text:span><text:span text:style-name="T20"> with </text:span><text:span text:style-name="T3">shift-Trim Hat down</text:span><text:span text:style-name="T20">.</text:span></text:p>
        </text:list-item>
        <text:list-item>
          <text:p text:style-name="P29">AFCS functionality:</text:p>
          <text:list>
            <text:list-item>
              <text:p text:style-name="P29">If within 5 deg of wings-level, holds heading with wings level.</text:p>
            </text:list-item>
            <text:list-item>
              <text:p text:style-name="P29">If rolled more than 5 deg, holds bank angle.</text:p>
            </text:list-item>
            <text:list-item>
              <text:p text:style-name="P29">Pitch angle is always held, unless altitude hold switch is on.</text:p>
            </text:list-item>
            <text:list-item>
              <text:p text:style-name="P29">Press <text:span text:style-name="T2">Flip-down Trigger</text:span> (NWS button) to <text:span text:style-name="T2">toggle heading or attitude hold</text:span>.</text:p>
            </text:list-item>
            <text:list-item>
              <text:p text:style-name="P29">You can override the AFCS with light stick pressure in any direction.</text:p>
            </text:list-item>
          </text:list>
        </text:list-item>
        <text:list-item>
          <text:p text:style-name="P30"><text:span text:style-name="T20">Pull and hold the </text:span><text:span text:style-name="T3">brake lever</text:span><text:span text:style-name="T20"> to </text:span><text:span text:style-name="T3">disable</text:span><text:span text:style-name="T20"> AFCS, all Stab Aug channels, anti-skid, and aileron-rudder interconnect (ARI). <text:s/>When brake lever is released, AFCS will remain disabled, but all others will revert to their current switch settings.</text:span></text:p>
        </text:list-item>
        <text:list-item>
          <text:p text:style-name="P29"><text:span text:style-name="T2">IMPORTANT</text:span> Do not attempt to fly the aircraft from the WSO seat when AFCS is engaged. <text:s/>It'll mess up the trim and may cause violent control movements when AFCS is disengag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8H44M26S</meta:editing-duration>
    <meta:editing-cycles>87</meta:editing-cycles>
    <meta:generator>LibreOffice/7.5.2.2$Windows_X86_64 LibreOffice_project/53bb9681a964705cf672590721dbc85eb4d0c3a2</meta:generator>
    <dc:date>2024-05-23T14:24:50.596000000</dc:date>
    <meta:document-statistic meta:table-count="1" meta:image-count="0" meta:object-count="0" meta:page-count="1" meta:paragraph-count="47" meta:word-count="468" meta:character-count="2544" meta:non-whitespace-character-count="2151"/>
  </office:meta>
</office:document-meta>
</file>